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7cm" fo:margin-left="0cm" fo:margin-right="0cm" table:align="margins"/>
    </style:style>
    <style:style style:name="Table1.A" style:family="table-column">
      <style:table-column-properties style:column-width="2.025cm" style:rel-column-width="7809*"/>
    </style:style>
    <style:style style:name="Table1.B" style:family="table-column">
      <style:table-column-properties style:column-width="14.975cm" style:rel-column-width="57726*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text-properties officeooo:paragraph-rsid="0003116a"/>
    </style:style>
    <style:style style:name="P2" style:family="paragraph" style:parent-style-name="Table_20_Contents">
      <style:paragraph-properties fo:line-height="100%"/>
      <style:text-properties style:font-name="Arial" fo:font-size="10pt" fo:font-weight="normal" officeooo:paragraph-rsid="0003116a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paragraph-rsid="0003116a" style:font-name-asian="Tahoma" style:font-size-asian="10pt" style:font-style-asian="normal" style:font-weight-asian="normal" style:font-name-complex="Tahoma" style:font-size-complex="10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header-rows>
          <table:table-row table:style-name="TableLine94617360465104">
            <table:table-cell table:style-name="Table1.A1" office:value-type="string">
              <text:p text:style-name="P2"><text:script script:language="JOOScript">@table:table-row
  [#if ( isPosRed )  &amp;&amp; (OOOAUFTRPOS.OIV_ITEMTYPE == 4) ]
    [#if OOOAUFTRPOS.ORI_CALCTYPE != 9]
@/table:table-row
  [/#if]
  [/#if]</text:script></text:p>
            </table:table-cell>
            <table:table-cell table:style-name="Table1.A1" office:value-type="string">
              <text:p text:style-name="P3"/>
            </table:table-cell>
          </table:table-row>
        </table:table-header-rows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7T13:55:39.906276287</meta:creation-date>
    <dc:date>2021-03-17T13:56:01.705375841</dc:date>
    <meta:editing-duration>PT23S</meta:editing-duration>
    <meta:editing-cycles>1</meta:editing-cycles>
    <meta:document-statistic meta:table-count="1" meta:image-count="0" meta:object-count="0" meta:page-count="1" meta:paragraph-count="1" meta:word-count="0" meta:character-count="0" meta:non-whitespace-character-count="0"/>
    <meta:generator>LibreOfficeDev/7.2.0.0.alpha0$Linux_X86_64 LibreOffice_project/e60a359356745ffe91c643703c3bcd772353985e</meta:generator>
  </office:meta>
</office:document-meta>
</file>